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address_id.partner_id.name&gt;</text:placeholder></text:p>
            <text:p text:style-name="P11">Indirizzo: <text:placeholder text:placeholder-type="text">&lt;o.partner_address_id.street or ""&gt;</text:placeholder></text:p>
            <text:p text:style-name="P11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roduct_id.pack_l * item.product_id.pack_h * item.product_id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total_volume(o.order_line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23:05:07</dc:date>
    <meta:editing-duration>P7DT1H38M7S</meta:editing-duration>
    <meta:editing-cycles>716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58" meta:word-count="184" meta:character-count="1987" meta:non-whitespace-character-count="1839"/>
    <meta:user-defined meta:name="Info 1"/>
    <meta:user-defined meta:name="Info 2"/>
    <meta:user-defined meta:name="Info 3"/>
    <meta:user-defined meta:name="Info 4"/>
  </office:meta>
</office:document-meta>
</file>